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T1" style:family="text">
      <style:text-properties fo:color="#ff3333"/>
    </style:style>
    <style:style style:name="T2" style:family="text">
      <style:text-properties fo:color="#0000ff"/>
    </style:style>
    <style:style style:name="T3" style:family="text">
      <style:text-properties fo:color="#00cc00"/>
    </style:style>
    <style:style style:name="T4" style:family="text">
      <style:text-properties fo:color="#ffff00"/>
    </style:style>
    <style:style style:name="T5" style:family="text">
      <style:text-properties fo:color="#cc99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tenance AWS</text:p>
      <text:list xml:id="list1307295064514178180" text:style-name="L1">
        <text:list-item>
          <text:p text:style-name="P2">Mehdi se prepare avec Chrome et Firefox</text:p>
        </text:list-item>
        <text:list-item>
          <text:p text:style-name="P2">Clement se prepare avec Glitch, firefox et chrome</text:p>
        </text:list-item>
      </text:list>
      <text:list xml:id="list7019211578019730684" text:style-name="L2">
        <text:list-item>
          <text:p text:style-name="P3"><text:span text:style-name="T3">PC clem:</text:span> node db_init.js</text:p>
        </text:list-item>
        <text:list-item>
          <text:p text:style-name="P3">-----------------------------------------------------------------------</text:p>
        </text:list-item>
      </text:list>
      <text:list xml:id="list7393255571605840541" text:style-name="L3">
        <text:list-item>
          <text:p text:style-name="P4"><text:span text:style-name="T1">PC mehdi chrome :</text:span> creer un compte defeo-defeo</text:p>
        </text:list-item>
      </text:list>
      <text:list xml:id="list5978938588589725457" text:style-name="L4">
        <text:list-item>
          <text:p text:style-name="P5"><text:span text:style-name="T3">PC clem chrome :</text:span> connecter defeo</text:p>
        </text:list-item>
        <text:list-item>
          <text:p text:style-name="P5"><text:span text:style-name="T2">PC mehdi firefox :</text:span> connecter Heisenberk-21501810</text:p>
        </text:list-item>
        <text:list-item>
          <text:p text:style-name="P5"><text:span text:style-name="T1">PC medhi chrome :</text:span> connecter darked691-21502290</text:p>
        </text:list-item>
        <text:list-item>
          <text:p text:style-name="P5"><text:span text:style-name="T2">PC mehdi firefox :</text:span> Heisenberk défie darked691</text:p>
        </text:list-item>
        <text:list-item>
          <text:p text:style-name="P5">faire quelques prises dont 2 dames (détailler qu'on a fait les prises écrites dans le sujet)</text:p>
        </text:list-item>
        <text:list-item>
          <text:p text:style-name="P5"><text:span text:style-name="T2">PC mehdi firefox :</text:span> Heisenberk abandonne </text:p>
        </text:list-item>
        <text:list-item>
          <text:p text:style-name="P5"><text:span text:style-name="T1">PC mehdi chrome : </text:span>montrer affichages + scores</text:p>
        </text:list-item>
        <text:list-item>
          <text:p text:style-name="P5"><text:span text:style-name="T1">PC mehdi chrome :</text:span> darked691 défie Heisenberk</text:p>
        </text:list-item>
        <text:list-item>
          <text:p text:style-name="P5">faire 2-3 coups</text:p>
        </text:list-item>
        <text:list-item>
          <text:p text:style-name="P5"><text:span text:style-name="T2">PC mehdi firefox :</text:span> Heisenberk ferme sa fenetre</text:p>
        </text:list-item>
        <text:list-item>
          <text:p text:style-name="P5"><text:span text:style-name="T2">PC mehdi firefox :</text:span> reconnexion de Heisenberk-21501810</text:p>
        </text:list-item>
        <text:list-item>
          <text:p text:style-name="P5">PC mehdi firefox : DECONNEXION de darked691 + reconnexion</text:p>
        </text:list-item>
        <text:list-item>
          <text:p text:style-name="P5"><text:span text:style-name="T2">PC mehdi firefox :</text:span> Heisenberk defie darked691</text:p>
        </text:list-item>
        <text:list-item>
          <text:p text:style-name="P5"><text:span text:style-name="T5">PC mehdi :</text:span><text:span text:style-name="T1"> </text:span>Mehdi : faire TOUS les coups jusqu'à l'avant dernier et attendre la fin de l'étape suivante</text:p>
        </text:list-item>
        <text:list-item>
          <text:p text:style-name="P5"><text:span text:style-name="T3">PC clem :</text:span> Clément : présenter les diapo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ement caumes</meta:initial-creator>
    <meta:creation-date>2019-05-21T15:03:40.03</meta:creation-date>
    <dc:date>2019-05-24T14:23:18.59</dc:date>
    <dc:creator>clement caumes</dc:creator>
    <meta:editing-duration>PT28M47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21" meta:word-count="173" meta:character-count="1013"/>
  </office:meta>
</office:document-meta>
</file>